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4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RUJILLO GAMARRA, JHON BRAY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AMARRA CLAYSEN, WIMB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6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6</text:span>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11" office:value-type="string">
            <text:p text:style-name="P9">Cant.Cajas: <text:span text:style-name="T11">7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1926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00:00:1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